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99cm" style:rel-column-width="4875*"/>
    </style:style>
    <style:style style:name="Table1.B" style:family="table-column">
      <style:table-column-properties style:column-width="3.198cm" style:rel-column-width="1813*"/>
    </style:style>
    <style:style style:name="Table1.C" style:family="table-column">
      <style:table-column-properties style:column-width="5.203cm" style:rel-column-width="295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1" style:family="table-cell">
      <style:table-cell-properties fo:background-color="#666666" fo:padding="0.097cm" fo:border-left="0.05pt solid #000000" fo:border-right="none" fo:border-top="none" fo:border-bottom="0.05pt solid #000000">
        <style:background-image/>
      </style:table-cell-properties>
    </style:style>
    <style:style style:name="Table1.C11" style:family="table-cell">
      <style:table-cell-properties fo:background-color="#666666"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text-properties officeooo:rsid="0008cf2d" officeooo:paragraph-rsid="0008cf2d"/>
    </style:style>
    <style:style style:name="P3" style:family="paragraph" style:parent-style-name="Standard">
      <style:text-properties officeooo:rsid="00084abf" officeooo:paragraph-rsid="00084abf"/>
    </style:style>
    <style:style style:name="P4" style:family="paragraph" style:parent-style-name="Standard">
      <style:text-properties officeooo:rsid="0008cf2d" officeooo:paragraph-rsid="0008cf2d"/>
    </style:style>
    <style:style style:name="P5" style:family="paragraph" style:parent-style-name="Table_20_Contents">
      <style:text-properties officeooo:rsid="000d8c9c" officeooo:paragraph-rsid="000d8c9c"/>
    </style:style>
    <style:style style:name="P6" style:family="paragraph" style:parent-style-name="Table_20_Contents">
      <style:text-properties fo:font-weight="bold" officeooo:rsid="000d8c9c" officeooo:paragraph-rsid="000d8c9c" style:font-weight-asian="bold" style:font-weight-complex="bold"/>
    </style:style>
    <style:style style:name="P7" style:family="paragraph" style:parent-style-name="Table_20_Contents">
      <style:text-properties officeooo:rsid="00128234" officeooo:paragraph-rsid="00128234"/>
    </style:style>
    <style:style style:name="P8" style:family="paragraph" style:parent-style-name="Table_20_Contents">
      <style:text-properties officeooo:rsid="00146aa4" officeooo:paragraph-rsid="00146aa4"/>
    </style:style>
    <style:style style:name="P9" style:family="paragraph" style:parent-style-name="Table_20_Contents">
      <style:text-properties officeooo:rsid="0014771f" officeooo:paragraph-rsid="0014771f"/>
    </style:style>
    <style:style style:name="P10" style:family="paragraph" style:parent-style-name="Table_20_Contents">
      <style:text-properties officeooo:rsid="001a07d7" officeooo:paragraph-rsid="001a07d7"/>
    </style:style>
    <style:style style:name="P11" style:family="paragraph" style:parent-style-name="Table_20_Contents">
      <style:text-properties officeooo:rsid="001afb54" officeooo:paragraph-rsid="001afb54"/>
    </style:style>
    <style:style style:name="P12" style:family="paragraph" style:parent-style-name="Table_20_Contents">
      <style:text-properties officeooo:rsid="0022fe43" officeooo:paragraph-rsid="0022fe43"/>
    </style:style>
    <style:style style:name="P13" style:family="paragraph" style:parent-style-name="Table_20_Contents">
      <style:text-properties officeooo:rsid="0041ab8f" officeooo:paragraph-rsid="0041ab8f"/>
    </style:style>
    <style:style style:name="P14" style:family="paragraph" style:parent-style-name="Table_20_Contents">
      <style:text-properties officeooo:rsid="0042648f" officeooo:paragraph-rsid="0042648f"/>
    </style:style>
    <style:style style:name="P15" style:family="paragraph" style:parent-style-name="Table_20_Contents">
      <style:text-properties officeooo:rsid="00466b2c" officeooo:paragraph-rsid="00466b2c"/>
    </style:style>
    <style:style style:name="P16" style:family="paragraph" style:parent-style-name="Text_20_body">
      <style:text-properties officeooo:rsid="000d8c9c" officeooo:paragraph-rsid="000d8c9c"/>
    </style:style>
    <style:style style:name="P17" style:family="paragraph" style:parent-style-name="Text_20_body">
      <style:text-properties officeooo:rsid="0015b210" officeooo:paragraph-rsid="0015b210"/>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tandard">
      <style:paragraph-properties fo:text-align="justify" style:justify-single-word="false"/>
      <style:text-properties officeooo:rsid="000cedd9" officeooo:paragraph-rsid="000cedd9"/>
    </style:style>
    <style:style style:name="P23" style:family="paragraph" style:parent-style-name="Standard">
      <style:paragraph-properties fo:text-align="justify" style:justify-single-word="false"/>
      <style:text-properties officeooo:rsid="0060e993" officeooo:paragraph-rsid="0061d6c7"/>
    </style:style>
    <style:style style:name="P24" style:family="paragraph" style:parent-style-name="Standard">
      <style:paragraph-properties fo:text-align="justify" style:justify-single-word="false"/>
      <style:text-properties officeooo:paragraph-rsid="0080a18f"/>
    </style:style>
    <style:style style:name="P25" style:family="paragraph" style:parent-style-name="Standard" style:list-style-name="L9">
      <style:paragraph-properties fo:text-align="justify" style:justify-single-word="false"/>
      <style:text-properties officeooo:paragraph-rsid="0081195f"/>
    </style:style>
    <style:style style:name="P26" style:family="paragraph" style:parent-style-name="Standard">
      <style:paragraph-properties fo:text-align="justify" style:justify-single-word="false"/>
      <style:text-properties officeooo:paragraph-rsid="00642775"/>
    </style:style>
    <style:style style:name="P27" style:family="paragraph" style:parent-style-name="Standard">
      <style:paragraph-properties fo:text-align="justify" style:justify-single-word="false"/>
      <style:text-properties officeooo:paragraph-rsid="00860b4b"/>
    </style:style>
    <style:style style:name="P28" style:family="paragraph" style:parent-style-name="Standard">
      <style:paragraph-properties fo:text-align="justify" style:justify-single-word="false"/>
      <style:text-properties officeooo:rsid="0008cf2d" officeooo:paragraph-rsid="000d8c9c"/>
    </style:style>
    <style:style style:name="P29" style:family="paragraph" style:parent-style-name="Standard">
      <style:paragraph-properties fo:text-align="justify" style:justify-single-word="false"/>
      <style:text-properties officeooo:rsid="00792790" officeooo:paragraph-rsid="00792790"/>
    </style:style>
    <style:style style:name="P30" style:family="paragraph" style:parent-style-name="Standard" style:list-style-name="L6">
      <style:paragraph-properties fo:text-align="justify" style:justify-single-word="false"/>
      <style:text-properties officeooo:rsid="0079970b" officeooo:paragraph-rsid="0079970b"/>
    </style:style>
    <style:style style:name="P31" style:family="paragraph" style:parent-style-name="Standard">
      <style:paragraph-properties fo:text-align="justify" style:justify-single-word="false"/>
      <style:text-properties officeooo:rsid="0079970b" officeooo:paragraph-rsid="0079970b"/>
    </style:style>
    <style:style style:name="P32" style:family="paragraph" style:parent-style-name="Standard" style:list-style-name="L7">
      <style:paragraph-properties fo:text-align="justify" style:justify-single-word="false"/>
      <style:text-properties officeooo:rsid="0079970b" officeooo:paragraph-rsid="0079970b"/>
    </style:style>
    <style:style style:name="P33" style:family="paragraph" style:parent-style-name="Standard">
      <style:paragraph-properties fo:text-align="justify" style:justify-single-word="false"/>
      <style:text-properties officeooo:rsid="007b2ac2" officeooo:paragraph-rsid="007b2ac2"/>
    </style:style>
    <style:style style:name="P34" style:family="paragraph" style:parent-style-name="Standard" style:list-style-name="L8">
      <style:paragraph-properties fo:text-align="justify" style:justify-single-word="false"/>
      <style:text-properties officeooo:rsid="007b2ac2" officeooo:paragraph-rsid="007b2ac2"/>
    </style:style>
    <style:style style:name="P35" style:family="paragraph" style:parent-style-name="Standard">
      <style:paragraph-properties fo:text-align="justify" style:justify-single-word="false"/>
      <style:text-properties officeooo:rsid="007e3c95" officeooo:paragraph-rsid="007e3c95"/>
    </style:style>
    <style:style style:name="P36" style:family="paragraph" style:parent-style-name="Standard">
      <style:text-properties officeooo:rsid="007ed357" officeooo:paragraph-rsid="007ed357"/>
    </style:style>
    <style:style style:name="P37" style:family="paragraph" style:parent-style-name="Standard">
      <style:paragraph-properties fo:text-align="justify" style:justify-single-word="false"/>
      <style:text-properties officeooo:rsid="007ed357" officeooo:paragraph-rsid="007ed357"/>
    </style:style>
    <style:style style:name="P38" style:family="paragraph" style:parent-style-name="Standard">
      <style:paragraph-properties fo:text-align="justify" style:justify-single-word="false"/>
      <style:text-properties officeooo:rsid="0081195f" officeooo:paragraph-rsid="0081195f"/>
    </style:style>
    <style:style style:name="P39" style:family="paragraph" style:parent-style-name="Standard" style:list-style-name="L9">
      <style:paragraph-properties fo:text-align="justify" style:justify-single-word="false"/>
      <style:text-properties officeooo:rsid="0081195f" officeooo:paragraph-rsid="0081195f"/>
    </style:style>
    <style:style style:name="P40" style:family="paragraph" style:parent-style-name="Standard">
      <style:paragraph-properties fo:text-align="justify" style:justify-single-word="false"/>
      <style:text-properties officeooo:rsid="00146aa4" officeooo:paragraph-rsid="00146aa4"/>
    </style:style>
    <style:style style:name="P41" style:family="paragraph" style:parent-style-name="Standard">
      <style:paragraph-properties fo:text-align="justify" style:justify-single-word="false"/>
      <style:text-properties officeooo:rsid="0081242b" officeooo:paragraph-rsid="0081242b"/>
    </style:style>
    <style:style style:name="P42" style:family="paragraph" style:parent-style-name="Standard">
      <style:paragraph-properties fo:text-align="justify" style:justify-single-word="false"/>
      <style:text-properties officeooo:rsid="0081242b" officeooo:paragraph-rsid="008244ef"/>
    </style:style>
    <style:style style:name="P43" style:family="paragraph" style:parent-style-name="Standard">
      <style:text-properties officeooo:rsid="0018f40b" officeooo:paragraph-rsid="0018f40b"/>
    </style:style>
    <style:style style:name="P44" style:family="paragraph" style:parent-style-name="Standard">
      <style:text-properties officeooo:rsid="0083ba23" officeooo:paragraph-rsid="0083ba23"/>
    </style:style>
    <style:style style:name="P45" style:family="paragraph" style:parent-style-name="Standard">
      <style:text-properties officeooo:rsid="00854d0e" officeooo:paragraph-rsid="00854d0e"/>
    </style:style>
    <style:style style:name="P46" style:family="paragraph" style:parent-style-name="Standard">
      <style:text-properties officeooo:rsid="00860948" officeooo:paragraph-rsid="00860948"/>
    </style:style>
    <style:style style:name="P47" style:family="paragraph" style:parent-style-name="Heading_20_1" style:list-style-name=""/>
    <style:style style:name="P48" style:family="paragraph" style:parent-style-name="Heading_20_1" style:list-style-name="">
      <style:text-properties officeooo:rsid="00513aef" officeooo:paragraph-rsid="00513aef"/>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7a5f1c" officeooo:paragraph-rsid="007a5f1c"/>
    </style:style>
    <style:style style:name="P51" style:family="paragraph" style:parent-style-name="Heading_20_1">
      <style:paragraph-properties fo:break-before="page"/>
      <style:text-properties officeooo:rsid="00882f71" officeooo:paragraph-rsid="00882f71"/>
    </style:style>
    <style:style style:name="P52" style:family="paragraph" style:parent-style-name="Heading_20_1">
      <style:paragraph-properties fo:break-before="page"/>
      <style:text-properties officeooo:rsid="009772be" officeooo:paragraph-rsid="009772be"/>
    </style:style>
    <style:style style:name="P53" style:family="paragraph" style:parent-style-name="Heading_20_2">
      <style:text-properties style:font-name="Liberation Sans" fo:font-size="16.1000003814697pt" fo:font-weight="bold" officeooo:rsid="008dfb62" officeooo:paragraph-rsid="008dfb62" style:font-name-asian="PingFang SC" style:font-size-asian="16.1000003814697pt" style:font-weight-asian="bold" style:font-name-complex="Arial Unicode MS" style:font-size-complex="16.1000003814697pt" style:font-weight-complex="bold"/>
    </style:style>
    <style:style style:name="P54" style:family="paragraph" style:parent-style-name="Heading_20_2">
      <style:text-properties officeooo:rsid="007b2ac2" officeooo:paragraph-rsid="007b2ac2"/>
    </style:style>
    <style:style style:name="P55" style:family="paragraph" style:parent-style-name="Heading_20_2">
      <style:text-properties officeooo:rsid="007ed357" officeooo:paragraph-rsid="007ed357"/>
    </style:style>
    <style:style style:name="P56" style:family="paragraph" style:parent-style-name="Heading_20_2">
      <style:text-properties officeooo:rsid="008dfb62" officeooo:paragraph-rsid="008dfb62"/>
    </style:style>
    <style:style style:name="P57" style:family="paragraph" style:parent-style-name="Heading_20_2">
      <style:text-properties officeooo:rsid="008ee49f" officeooo:paragraph-rsid="008ee49f"/>
    </style:style>
    <style:style style:name="P58" style:family="paragraph" style:parent-style-name="Heading_20_2">
      <style:text-properties officeooo:rsid="00918b00" officeooo:paragraph-rsid="00918b00"/>
    </style:style>
    <style:style style:name="P59" style:family="paragraph" style:parent-style-name="Heading_20_2">
      <style:text-properties officeooo:rsid="00943778" officeooo:paragraph-rsid="00943778"/>
    </style:style>
    <style:style style:name="P60" style:family="paragraph" style:parent-style-name="Heading_20_2">
      <style:text-properties officeooo:rsid="009772be" officeooo:paragraph-rsid="009772be"/>
    </style:style>
    <style:style style:name="P61" style:family="paragraph" style:parent-style-name="Heading_20_3">
      <style:text-properties officeooo:paragraph-rsid="000b8201"/>
    </style:style>
    <style:style style:name="P62" style:family="paragraph" style:parent-style-name="Table_20_Contents">
      <style:text-properties fo:font-weight="bold" officeooo:rsid="0098cfab" officeooo:paragraph-rsid="0098cfab" style:font-weight-asian="bold" style:font-weight-complex="bold"/>
    </style:style>
    <style:style style:name="P63" style:family="paragraph" style:parent-style-name="Table_20_Contents">
      <style:text-properties officeooo:rsid="0099265b" officeooo:paragraph-rsid="0099265b"/>
    </style:style>
    <style:style style:name="P64" style:family="paragraph" style:parent-style-name="Table_20_Contents">
      <style:text-properties officeooo:paragraph-rsid="0099265b"/>
    </style:style>
    <style:style style:name="P65" style:family="paragraph" style:parent-style-name="Table_20_Contents">
      <style:text-properties officeooo:rsid="009a1a34" officeooo:paragraph-rsid="009a1a34"/>
    </style:style>
    <style:style style:name="P66" style:family="paragraph" style:parent-style-name="Table_20_Contents">
      <style:text-properties officeooo:rsid="009a3ded" officeooo:paragraph-rsid="009a3ded"/>
    </style:style>
    <style:style style:name="P67" style:family="paragraph" style:parent-style-name="Table_20_Contents">
      <style:text-properties officeooo:rsid="009b1e23" officeooo:paragraph-rsid="009b1e23"/>
    </style:style>
    <style:style style:name="P68" style:family="paragraph" style:parent-style-name="Table_20_Contents">
      <style:text-properties officeooo:rsid="009c2b03" officeooo:paragraph-rsid="009c2b03"/>
    </style:style>
    <style:style style:name="P69" style:family="paragraph" style:parent-style-name="Table_20_Contents">
      <style:text-properties officeooo:rsid="009e1e74" officeooo:paragraph-rsid="009e1e74"/>
    </style:style>
    <style:style style:name="P70" style:family="paragraph" style:parent-style-name="Table_20_Contents">
      <style:text-properties officeooo:rsid="009ef31e" officeooo:paragraph-rsid="009ef31e"/>
    </style:style>
    <style:style style:name="P71" style:family="paragraph" style:parent-style-name="Table_20_Contents">
      <style:text-properties officeooo:rsid="00a0e27b" officeooo:paragraph-rsid="00a0e27b"/>
    </style:style>
    <style:style style:name="P72" style:family="paragraph" style:parent-style-name="Table_20_Contents">
      <style:text-properties officeooo:rsid="00a2da1b" officeooo:paragraph-rsid="00a2da1b"/>
    </style:style>
    <style:style style:name="P73" style:family="paragraph" style:parent-style-name="Table_20_Contents">
      <style:text-properties officeooo:rsid="00a3db86" officeooo:paragraph-rsid="00a3db86"/>
    </style:style>
    <style:style style:name="P74" style:family="paragraph" style:parent-style-name="Table_20_Contents">
      <style:text-properties officeooo:rsid="00a4debe" officeooo:paragraph-rsid="00a4debe"/>
    </style:style>
    <style:style style:name="P75" style:family="paragraph" style:parent-style-name="Heading_20_4">
      <style:text-properties officeooo:paragraph-rsid="00128234"/>
    </style:style>
    <style:style style:name="P76" style:family="paragraph" style:parent-style-name="Heading_20_4">
      <style:text-properties officeooo:paragraph-rsid="00146aa4"/>
    </style:style>
    <style:style style:name="P77" style:family="paragraph" style:parent-style-name="Heading_20_4">
      <style:text-properties officeooo:paragraph-rsid="0018f40b"/>
    </style:style>
    <style:style style:name="P78" style:family="paragraph" style:parent-style-name="Heading_20_4">
      <style:text-properties officeooo:paragraph-rsid="001f8b96"/>
    </style:style>
    <style:style style:name="P79" style:family="paragraph" style:parent-style-name="Text_20_body">
      <style:paragraph-properties fo:text-align="justify" style:justify-single-word="false"/>
      <style:text-properties officeooo:rsid="0088c9b4" officeooo:paragraph-rsid="0088c9b4"/>
    </style:style>
    <style:style style:name="P80" style:family="paragraph" style:parent-style-name="Text_20_body" style:list-style-name="L10">
      <style:paragraph-properties fo:text-align="justify" style:justify-single-word="false"/>
      <style:text-properties officeooo:rsid="008907d3" officeooo:paragraph-rsid="008907d3"/>
    </style:style>
    <style:style style:name="P81" style:family="paragraph" style:parent-style-name="Text_20_body" style:list-style-name="L10">
      <style:paragraph-properties fo:text-align="justify" style:justify-single-word="false"/>
      <style:text-properties officeooo:rsid="008af4f3" officeooo:paragraph-rsid="008af4f3"/>
    </style:style>
    <style:style style:name="P82" style:family="paragraph" style:parent-style-name="Text_20_body">
      <style:paragraph-properties fo:text-align="justify" style:justify-single-word="false"/>
      <style:text-properties officeooo:rsid="008dfb62" officeooo:paragraph-rsid="008dfb62"/>
    </style:style>
    <style:style style:name="P83" style:family="paragraph" style:parent-style-name="Text_20_body">
      <style:paragraph-properties fo:text-align="justify" style:justify-single-word="false"/>
      <style:text-properties officeooo:rsid="008ee49f" officeooo:paragraph-rsid="008ee49f"/>
    </style:style>
    <style:style style:name="P84" style:family="paragraph" style:parent-style-name="Text_20_body">
      <style:text-properties officeooo:rsid="00906936" officeooo:paragraph-rsid="00906936"/>
    </style:style>
    <style:style style:name="P85" style:family="paragraph" style:parent-style-name="Text_20_body">
      <style:text-properties officeooo:rsid="00925a0c" officeooo:paragraph-rsid="00925a0c"/>
    </style:style>
    <style:style style:name="P86" style:family="paragraph" style:parent-style-name="Text_20_body">
      <style:text-properties officeooo:rsid="0094d5ae" officeooo:paragraph-rsid="0094d5ae"/>
    </style:style>
    <style:style style:name="P87" style:family="paragraph" style:parent-style-name="Text_20_body">
      <style:text-properties officeooo:rsid="00969794" officeooo:paragraph-rsid="00969794"/>
    </style:style>
    <style:style style:name="P88" style:family="paragraph" style:parent-style-name="Text_20_body">
      <style:paragraph-properties fo:text-align="justify" style:justify-single-word="false"/>
      <style:text-properties officeooo:rsid="009772be" officeooo:paragraph-rsid="009772be"/>
    </style:style>
    <style:style style:name="P89" style:family="paragraph" style:parent-style-name="Footnote">
      <style:text-properties officeooo:rsid="00792790" officeooo:paragraph-rsid="00792790"/>
    </style:style>
    <style:style style:name="T1" style:family="text">
      <style:text-properties fo:font-style="italic" style:font-style-asian="italic" style:font-style-complex="italic"/>
    </style:style>
    <style:style style:name="T2" style:family="text">
      <style:text-properties fo:font-style="italic" officeooo:rsid="00084abf" style:font-style-asian="italic" style:font-style-complex="italic"/>
    </style:style>
    <style:style style:name="T3"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4" style:family="text">
      <style:text-properties style:font-name="Liberation Sans" fo:font-size="18.2000007629395pt" fo:font-weight="bold" officeooo:rsid="002db998" style:font-name-asian="PingFang SC" style:font-size-asian="18.2000007629395pt" style:font-weight-asian="bold" style:font-name-complex="Arial Unicode MS" style:font-size-complex="18.2000007629395pt" style:font-weight-complex="bold"/>
    </style:style>
    <style:style style:name="T5" style:family="text">
      <style:text-properties fo:font-weight="bold" style:font-weight-asian="bold" style:font-weight-complex="bold"/>
    </style:style>
    <style:style style:name="T6" style:family="text">
      <style:text-properties officeooo:rsid="0076ee1c"/>
    </style:style>
    <style:style style:name="T7" style:family="text">
      <style:text-properties officeooo:rsid="0078d669"/>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7b2ac2"/>
    </style:style>
    <style:style style:name="T11" style:family="text">
      <style:text-properties officeooo:rsid="007ed357"/>
    </style:style>
    <style:style style:name="T12" style:family="text">
      <style:text-properties officeooo:rsid="0080a18f"/>
    </style:style>
    <style:style style:name="T13" style:family="text">
      <style:text-properties officeooo:rsid="0081195f"/>
    </style:style>
    <style:style style:name="T14" style:family="text">
      <style:text-properties officeooo:rsid="00812356"/>
    </style:style>
    <style:style style:name="T15" style:family="text">
      <style:text-properties officeooo:rsid="0081cf76"/>
    </style:style>
    <style:style style:name="T16" style:family="text">
      <style:text-properties officeooo:rsid="0083ba23"/>
    </style:style>
    <style:style style:name="T17" style:family="text">
      <style:text-properties officeooo:rsid="00854d0e"/>
    </style:style>
    <style:style style:name="T18" style:family="text">
      <style:text-properties officeooo:rsid="00860948"/>
    </style:style>
    <style:style style:name="T19" style:family="text">
      <style:text-properties officeooo:rsid="00860b4b"/>
    </style:style>
    <style:style style:name="T20" style:family="text">
      <style:text-properties officeooo:rsid="008907d3"/>
    </style:style>
    <style:style style:name="T21" style:family="text">
      <style:text-properties officeooo:rsid="008af4f3"/>
    </style:style>
    <style:style style:name="T22" style:family="text">
      <style:text-properties officeooo:rsid="0091ca13"/>
    </style:style>
    <style:style style:name="T23" style:family="text">
      <style:text-properties officeooo:rsid="0094d5ae"/>
    </style:style>
    <style:style style:name="T24" style:family="text">
      <style:text-properties officeooo:rsid="00969794"/>
    </style:style>
    <style:style style:name="T25" style:family="text">
      <style:text-properties officeooo:rsid="0098cfab"/>
    </style:style>
    <style:style style:name="T26" style:family="text">
      <style:text-properties officeooo:rsid="0099265b"/>
    </style:style>
    <style:style style:name="T27" style:family="text">
      <style:text-properties officeooo:rsid="009a3de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volution of BPE</text:p>
      <text:p text:style-name="Subtitle"><text:span text:style-name="T7">Evaluating a replacement for</text:span> data ingestion <text:span text:style-name="T6">features</text:span></text:p>
      <text:p text:style-name="P3"/>
      <text:p text:style-name="P29">The information system of the Base Permanente des Équipements<text:note text:id="ftn0" text:note-class="footnote"><text:note-citation>1</text:note-citation><text:note-body><text:p text:style-name="P89">Permanent database of facilities, see https://www.insee.fr/en/metadonnees/source/serie/s1161</text:p></text:note-body></text:note> - BPE – is mainly formed of two applications:</text:p>
      <text:p text:style-name="P29"/>
      <text:list xml:id="list4310691681475163339" text:style-name="L6">
        <text:list-item>
          <text:p text:style-name="P30">one dedicated to data preparation through a set of SAS programs which are designed and launched by members of the BPE team,</text:p>
        </text:list-item>
        <text:list-item>
          <text:p text:style-name="P30">a webapp allowing fine-grained operations on data sources (such as quality setting) and exporting dissemination files. This is a Java application that uses SAS programs in order to implement business functions.</text:p>
        </text:list-item>
      </text:list>
      <text:p text:style-name="P31"/>
      <text:p text:style-name="P31">This study is mainly focused on how to replace the current SAS programs following one of these two paths :</text:p>
      <text:p text:style-name="P31"/>
      <text:list xml:id="list5865426978978080229" text:style-name="L7">
        <text:list-item>
          <text:p text:style-name="P32"><text:span text:style-name="T5">using existing and shared services</text:span> that are promoted in the context of the <text:s/><text:span text:style-name="T2">Implementing Shared Statistical Services </text:span><text:span text:style-name="T8">ESSNet : ARC and Relais,</text:span></text:p>
        </text:list-item>
        <text:list-item>
          <text:p text:style-name="P32"><text:span text:style-name="T9">developping R programs</text:span><text:span text:style-name="T8"> when the first option is not applicable.</text:span></text:p>
        </text:list-item>
      </text:list>
      <text:p text:style-name="P31"><text:span text:style-name="T8"/></text:p>
      <text:p text:style-name="P31"><text:span text:style-name="T8">The rest of this document will provide a classification following this split.</text:span></text:p>
      <text:p text:style-name="P4"/>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06_1206379659" text:style-name="Index_20_Link" text:visited-style-name="Index_20_Link">1Traitements amont des sources<text:tab/>3</text:a></text:p>
          <text:p text:style-name="P19"><text:a xlink:type="simple" xlink:href="#__RefHeading___Toc108_1206379659" text:style-name="Index_20_Link" text:visited-style-name="Index_20_Link">1.1Initialisation de la base<text:tab/>3</text:a></text:p>
          <text:p text:style-name="P21"><text:a xlink:type="simple" xlink:href="#__RefHeading___Toc110_1206379659" text:style-name="Index_20_Link" text:visited-style-name="Index_20_Link">1.1.1 Initialisation des données de référence<text:tab/>3</text:a></text:p>
          <text:p text:style-name="P21"><text:a xlink:type="simple" xlink:href="#__RefHeading___Toc112_1206379659" text:style-name="Index_20_Link" text:visited-style-name="Index_20_Link">1.1.2 Rotation base de données<text:tab/>3</text:a></text:p>
          <text:p text:style-name="P19"><text:a xlink:type="simple" xlink:href="#__RefHeading___Toc114_1206379659" text:style-name="Index_20_Link" text:visited-style-name="Index_20_Link">1.2Chargement d'une source de données<text:tab/>3</text:a></text:p>
          <text:p text:style-name="P21"><text:a xlink:type="simple" xlink:href="#__RefHeading___Toc6418_975099580" text:style-name="Index_20_Link" text:visited-style-name="Index_20_Link">1.2.1 Traitements spécifiques<text:tab/>3</text:a></text:p>
          <text:p text:style-name="P20"><text:a xlink:type="simple" xlink:href="#__RefHeading___Toc118_1206379659" text:style-name="Index_20_Link" text:visited-style-name="Index_20_Link">1.2.1.1 Importation de fichier<text:tab/>3</text:a></text:p>
          <text:p text:style-name="P20"><text:a xlink:type="simple" xlink:href="#__RefHeading___Toc120_1206379659" text:style-name="Index_20_Link" text:visited-style-name="Index_20_Link">1.2.1.2 Manipulation de variables<text:tab/>3</text:a></text:p>
          <text:p text:style-name="P20"><text:a xlink:type="simple" xlink:href="#__RefHeading___Toc122_1206379659" text:style-name="Index_20_Link" text:visited-style-name="Index_20_Link">1.2.1.3 Réagencement du contenu des variables<text:tab/>3</text:a></text:p>
          <text:p text:style-name="P20"><text:a xlink:type="simple" xlink:href="#__RefHeading___Toc124_1206379659" text:style-name="Index_20_Link" text:visited-style-name="Index_20_Link">1.2.1.4 Regroupement d'observations<text:tab/>3</text:a></text:p>
          <text:p text:style-name="P20"><text:a xlink:type="simple" xlink:href="#__RefHeading___Toc126_1206379659" text:style-name="Index_20_Link" text:visited-style-name="Index_20_Link">1.2.1.5 </text:a><text:a xlink:type="simple" xlink:href="#__RefHeading___Toc126_1206379659" text:style-name="Index_20_Link" text:visited-style-name="Index_20_Link"><text:span text:style-name="T1">Conversion</text:span></text:a><text:a xlink:type="simple" xlink:href="#__RefHeading___Toc126_1206379659" text:style-name="Index_20_Link" text:visited-style-name="Index_20_Link"> des coordonnées géographiques<text:tab/>4</text:a></text:p>
          <text:p text:style-name="P20"><text:a xlink:type="simple" xlink:href="#__RefHeading___Toc128_1206379659" text:style-name="Index_20_Link" text:visited-style-name="Index_20_Link">1.2.1.6 Comptage et fréquence<text:tab/>4</text:a></text:p>
          <text:p text:style-name="P20"><text:a xlink:type="simple" xlink:href="#__RefHeading___Toc134_1206379659" text:style-name="Index_20_Link" text:visited-style-name="Index_20_Link">1.2.1.7 Mise en forme<text:tab/>4</text:a></text:p>
          <text:p text:style-name="P18"><text:a xlink:type="simple" xlink:href="#__RefHeading___Toc138_1206379659" text:style-name="Index_20_Link" text:visited-style-name="Index_20_Link">2Traitements en ligne<text:tab/>5</text:a></text:p>
          <text:p text:style-name="P19"><text:a xlink:type="simple" xlink:href="#__RefHeading___Toc6202_975099580" text:style-name="Index_20_Link" text:visited-style-name="Index_20_Link">2.1Suivi d’importation<text:tab/>5</text:a></text:p>
          <text:p text:style-name="P19"><text:a xlink:type="simple" xlink:href="#__RefHeading___Toc6204_975099580" text:style-name="Index_20_Link" text:visited-style-name="Index_20_Link">2.2Gestion des sources chargées (lot ?)<text:tab/>5</text:a></text:p>
          <text:p text:style-name="P19"><text:a xlink:type="simple" xlink:href="#__RefHeading___Toc6206_975099580" text:style-name="Index_20_Link" text:visited-style-name="Index_20_Link">2.3Mesure de la qualité (lot 6)<text:tab/>5</text:a></text:p>
          <text:p text:style-name="P19"><text:a xlink:type="simple" xlink:href="#__RefHeading___Toc6208_975099580" text:style-name="Index_20_Link" text:visited-style-name="Index_20_Link">2.4Localisation fine<text:tab/>6</text:a></text:p>
          <text:p text:style-name="P19"><text:a xlink:type="simple" xlink:href="#__RefHeading___Toc6210_975099580" text:style-name="Index_20_Link" text:visited-style-name="Index_20_Link">2.5Diffusion<text:tab/>6</text:a></text:p>
          <text:p text:style-name="P18"><text:a xlink:type="simple" xlink:href="#__RefHeading___Toc140_1206379659" text:style-name="Index_20_Link" text:visited-style-name="Index_20_Link">3Questions d’architecture<text:tab/>7</text:a></text:p>
          <text:p text:style-name="P19"><text:a xlink:type="simple" xlink:href="#__RefHeading___Toc6212_975099580" text:style-name="Index_20_Link" text:visited-style-name="Index_20_Link">3.1Double application<text:tab/>7</text:a></text:p>
          <text:p text:style-name="P19"><text:a xlink:type="simple" xlink:href="#__RefHeading___Toc6214_975099580" text:style-name="Index_20_Link" text:visited-style-name="Index_20_Link">3.2Utilisation de ARC pour les traitements en lignes<text:tab/>7</text:a></text:p>
          <text:p text:style-name="P18"><text:a xlink:type="simple" xlink:href="#__RefHeading___Toc142_1206379659" text:style-name="Index_20_Link" text:visited-style-name="Index_20_Link">4Synthèse<text:tab/>8</text:a></text:p>
        </text:index-body>
      </text:table-of-content>
      <text:p text:style-name="P4"/>
      <text:p text:style-name="P4"/>
      <text:h text:style-name="P48" text:outline-level="1"/>
      <text:h text:style-name="P50" text:outline-level="1"><text:bookmark-start text:name="__RefHeading___Toc106_1206379659"/>Upstream sources processing<text:bookmark-end text:name="__RefHeading___Toc106_1206379659"/></text:h>
      <text:h text:style-name="P54" text:outline-level="2"><text:bookmark-start text:name="__RefHeading___Toc108_1206379659"/>Database initialization<text:bookmark-end text:name="__RefHeading___Toc108_1206379659"/></text:h>
      <text:p text:style-name="P33">Once a year, at the beginning of the year.</text:p>
      <text:h text:style-name="Heading_20_3" text:outline-level="3"><text:bookmark-start text:name="__RefHeading___Toc110_1206379659"/><text:s text:c="4"/><text:span text:style-name="T10">Reference data initialization</text:span><text:bookmark-end text:name="__RefHeading___Toc110_1206379659"/></text:h>
      <text:p text:style-name="P33">The tables used for storing the reference data are created.</text:p>
      <text:p text:style-name="P22"/>
      <text:p text:style-name="P33">Here, reference data are :</text:p>
      <text:list xml:id="list6783410059518776796" text:style-name="L8">
        <text:list-item>
          <text:p text:style-name="P34">geographical data used by BPE (creating using the INSEE main geographical registry, Refigeo)</text:p>
        </text:list-item>
        <text:list-item>
          <text:p text:style-name="P34">facilities classification scheme and the list of data sources used the previous year.</text:p>
        </text:list-item>
      </text:list>
      <text:p text:style-name="P28"/>
      <text:p text:style-name="P35">Data from the previous year is injected in the current year database, Relais could be used in to perform this data linkage (thus allowing the use of sophisticated linkage technics such as a soundex or a string distance algorithm).</text:p>
      <text:h text:style-name="P61" text:outline-level="3"><text:bookmark-start text:name="__RefHeading___Toc112_1206379659"/><text:s text:c="4"/><text:span text:style-name="T11">Database rotation</text:span><text:bookmark-end text:name="__RefHeading___Toc112_1206379659"/></text:h>
      <text:p text:style-name="P36">This specific operation will be rewritten in R.</text:p>
      <text:h text:style-name="P55" text:outline-level="2"><text:bookmark-start text:name="__RefHeading___Toc114_1206379659"/>Source data loading<text:bookmark-end text:name="__RefHeading___Toc114_1206379659"/></text:h>
      <text:h text:style-name="Heading_20_3" text:outline-level="3"><text:bookmark-start text:name="__RefHeading___Toc6418_975099580"/><text:s text:c="4"/><text:span text:style-name="T11">Specific processing</text:span><text:bookmark-end text:name="__RefHeading___Toc6418_975099580"/></text:h>
      <text:h text:style-name="P75" text:outline-level="4"><text:bookmark-start text:name="__RefHeading___Toc118_1206379659"/><text:s text:c="8"/><text:span text:style-name="T11">Loading a file</text:span><text:bookmark-end text:name="__RefHeading___Toc118_1206379659"/></text:h>
      <text:p text:style-name="P37">This feature <text:span text:style-name="T12">is part of the toolset of ARC, with the support of several file formats.</text:span></text:p>
      <text:p text:style-name="P23"/>
      <text:p text:style-name="P24"><text:span text:style-name="T12">Note: we must ensure that ARC is able to load Excel files (.xlsx)</text:span></text:p>
      <text:h text:style-name="Heading_20_4" text:outline-level="4"><text:bookmark-start text:name="__RefHeading___Toc120_1206379659"/><text:s text:c="8"/><text:span text:style-name="T13">Variables handling</text:span><text:bookmark-end text:name="__RefHeading___Toc120_1206379659"/></text:h>
      <text:p text:style-name="P38">Various operations are made on input files :</text:p>
      <text:list xml:id="list8479679322652881455" text:style-name="L9">
        <text:list-item>
          <text:p text:style-name="P39">variable creation,</text:p>
        </text:list-item>
        <text:list-item>
          <text:p text:style-name="P39">variable deletion,</text:p>
        </text:list-item>
        <text:list-item>
          <text:p text:style-name="P25"><text:span text:style-name="T13">recoding / transcoding.</text:span></text:p>
        </text:list-item>
      </text:list>
      <text:p text:style-name="P26"/>
      <text:p text:style-name="P38">ARC provides features supporting those use cases.</text:p>
      <text:h text:style-name="P76" text:outline-level="4"><text:bookmark-start text:name="__RefHeading___Toc122_1206379659"/><text:s text:c="8"/><text:span text:style-name="T14">Rearrangement of variable content</text:span><text:bookmark-end text:name="__RefHeading___Toc122_1206379659"/></text:h>
      <text:p text:style-name="P41">For example, BPE needs the ability to split the content of an item into several parts : one of the real case is to gather company name, address, postal code from a unique input field.</text:p>
      <text:p text:style-name="P40"/>
      <text:p text:style-name="P41">ARC provides this feature set.</text:p>
      <text:h text:style-name="P77" text:outline-level="4"><text:bookmark-start text:name="__RefHeading___Toc124_1206379659"/><text:s text:c="8"/><text:span text:style-name="T15">Grouping observations</text:span><text:bookmark-end text:name="__RefHeading___Toc124_1206379659"/></text:h>
      <text:p text:style-name="P42">ARC provides this feature.</text:p>
      <text:h text:style-name="P77" text:outline-level="4"><text:bookmark-start text:name="__RefHeading___Toc126_1206379659"/><text:soft-page-break/><text:s text:c="8"/><text:span text:style-name="T16">Geographical coordinates conversion</text:span><text:bookmark-end text:name="__RefHeading___Toc126_1206379659"/></text:h>
      <text:p text:style-name="P44">We must be able to identify geographical coordinates (x, y) in an input dataset, inputs which must be converted to Lambert 93 <text:span text:style-name="T17">system.</text:span></text:p>
      <text:p text:style-name="P43"/>
      <text:p text:style-name="P45">Currently, this computation is made by a SAS program, available on the internal INSEE computation platform.</text:p>
      <text:p text:style-name="P43"/>
      <text:p text:style-name="P45">Implementing this computation is ARC seems difficult, a proper analysis should be conducted. An easier way to get out of SAS here is to use the R version of this program, maybe already coded by the methods department at Insee.</text:p>
      <text:h text:style-name="P77" text:outline-level="4"><text:bookmark-start text:name="__RefHeading___Toc128_1206379659"/><text:s text:c="8"/><text:span text:style-name="T18">Count and frequency</text:span><text:bookmark-end text:name="__RefHeading___Toc128_1206379659"/></text:h>
      <text:p text:style-name="P46">An R program will be suitable here.</text:p>
      <text:h text:style-name="P78" text:outline-level="4"><text:bookmark-start text:name="__RefHeading___Toc134_1206379659"/><text:s text:c="8"/><text:span text:style-name="T18">Formatting</text:span> <text:bookmark-end text:name="__RefHeading___Toc134_1206379659"/></text:h>
      <text:p text:style-name="P27"><text:span text:style-name="T19">ARC provides every formatting functions needed by BPE, except for the encoding conversion: indeed, some input files are not encoded using UTF-8. This last use case will need an R script.</text:span></text:p>
      <text:h text:style-name="P51" text:outline-level="1"><text:bookmark-start text:name="__RefHeading___Toc138_1206379659"/><text:span text:style-name="T4">O</text:span><text:span text:style-name="T3">nline processing</text:span><text:bookmark-end text:name="__RefHeading___Toc138_1206379659"/></text:h>
      <text:p text:style-name="P79">This section deals with the SAS code that is leverage by the Java web application. The webapp itself is not part of the analysis.</text:p>
      <text:p text:style-name="P79">This Java application allows a BPE user to execute SAS programs in batch mode, to visualize the result and to modify information stored in the database.</text:p>
      <text:p text:style-name="P79">The SAS programs are <text:span text:style-name="T20">part of the following functional lots (of the BPE process):</text:span></text:p>
      <text:list xml:id="list6377375469693265860" text:style-name="L10">
        <text:list-item>
          <text:p text:style-name="P80">control of loaded data source (<text:span text:style-name="T21">lot</text:span> 3): <text:span text:style-name="T21">precisely, control and load of rejected facilites during the importation phase (see §1),</text:span></text:p>
        </text:list-item>
        <text:list-item>
          <text:p text:style-name="P81">online control and editing (lot 4),</text:p>
        </text:list-item>
        <text:list-item>
          <text:p text:style-name="P81">fine-grained location of facilities (lot 5 and 7),</text:p>
        </text:list-item>
        <text:list-item>
          <text:p text:style-name="P81">quality measurement (lot 6),</text:p>
        </text:list-item>
        <text:list-item>
          <text:p text:style-name="P81">dissemination (lot 8).</text:p>
        </text:list-item>
      </text:list>
      <text:h text:style-name="P53" text:outline-level="2"><text:bookmark-start text:name="__RefHeading___Toc6202_975099580"/>Import tracking<text:bookmark-end text:name="__RefHeading___Toc6202_975099580"/></text:h>
      <text:p text:style-name="P82">The user interface provides report of the import of sources data.</text:p>
      <text:p text:style-name="P82">No SAS program is involved here.</text:p>
      <text:h text:style-name="P56" text:outline-level="2"><text:bookmark-start text:name="__RefHeading___Toc6204_975099580"/>Loaded data sources management<text:bookmark-end text:name="__RefHeading___Toc6204_975099580"/></text:h>
      <text:p text:style-name="P83">In order to extract checks (ratios or thresholds), users need to extract part of the database.</text:p>
      <text:p text:style-name="P83">This functionality is mainly directly given by the webapp except for the birth / maternity ratio which is computed by a SAS program.</text:p>
      <text:p text:style-name="P83">This program could be redeveloped in R.</text:p>
      <text:p text:style-name="P83">ARC use here is subject to condition (see architecture points further).</text:p>
      <text:h text:style-name="P57" text:outline-level="2"><text:bookmark-start text:name="__RefHeading___Toc6206_975099580"/>Quality measurement<text:bookmark-end text:name="__RefHeading___Toc6206_975099580"/></text:h>
      <text:p text:style-name="P84">Two features are brought by this module: on one hand, it helps preparing the quality survey (on a subset of facilities), and on the other hand it provides the UI for the input of paper questionnaires.</text:p>
      <text:p text:style-name="P84">It makes sense here to develop some R programs (replacing 3 SAS programs).</text:p>
      <text:h text:style-name="P58" text:outline-level="2"><text:bookmark-start text:name="__RefHeading___Toc6208_975099580"/>Fine-graine<text:span text:style-name="T22">d</text:span> location<text:bookmark-end text:name="__RefHeading___Toc6208_975099580"/></text:h>
      <text:p text:style-name="P85"><text:span text:style-name="T23">The goal of this feature </text:span>is to extract a subset of facilities for which the user wants to compute the coordinates.</text:p>
      <text:p text:style-name="P85">Those programs seems to specific to be implemented through ARC, they will be rewritten in R.</text:p>
      <text:h text:style-name="P59" text:outline-level="2"><text:bookmark-start text:name="__RefHeading___Toc6210_975099580"/><text:soft-page-break/>Dissemination<text:bookmark-end text:name="__RefHeading___Toc6210_975099580"/></text:h>
      <text:p text:style-name="P86">This function builds <text:span text:style-name="T24">the dissemination tables (in SAS format) from the database.</text:span></text:p>
      <text:p text:style-name="P87">It will be rewritten in R.</text:p>
      <text:p text:style-name="P17"/>
      <text:h text:style-name="P52" text:outline-level="1"><text:bookmark-start text:name="__RefHeading___Toc140_1206379659"/>Architectural ponderings<text:bookmark-end text:name="__RefHeading___Toc140_1206379659"/></text:h>
      <text:h text:style-name="P60" text:outline-level="2"><text:bookmark-start text:name="__RefHeading___Toc6212_975099580"/>Two applications<text:bookmark-end text:name="__RefHeading___Toc6212_975099580"/></text:h>
      <text:p text:style-name="P88">Two applications exist simultaneously: the application supported the current process and a second one used during the previous year.</text:p>
      <text:p text:style-name="P88">This solution was set up in order to cope with the need, every year, to store two years of data at the same time (the BPE process needs to start a yearly campaign before having finished the previous one).</text:p>
      <text:h text:style-name="P60" text:outline-level="2"><text:bookmark-start text:name="__RefHeading___Toc6214_975099580"/>Using ARC for online processing<text:bookmark-end text:name="__RefHeading___Toc6214_975099580"/></text:h>
      <text:p text:style-name="P88">The online feature could theoretically implemented using ARC, but ARC could only connect to one database at a time. Could an evolution be planned? Or another solution ?</text:p>
      <text:h text:style-name="P47" text:outline-level="1"/>
      <text:h text:style-name="P49" text:outline-level="1"><text:bookmark-start text:name="__RefHeading___Toc142_1206379659"/>S<text:span text:style-name="T25">ummary</text:span><text:bookmark-end text:name="__RefHeading___Toc142_1206379659"/></text:h>
      <table:table table:name="Table1" table:style-name="Table1">
        <table:table-column table:style-name="Table1.A"/>
        <table:table-column table:style-name="Table1.B"/>
        <table:table-column table:style-name="Table1.C"/>
        <table:table-row>
          <table:table-cell table:style-name="Table1.A1" office:value-type="string">
            <text:p text:style-name="P62">Feature</text:p>
          </table:table-cell>
          <table:table-cell table:style-name="Table1.A1" office:value-type="string">
            <text:p text:style-name="P62">New implementation</text:p>
          </table:table-cell>
          <table:table-cell table:style-name="Table1.C1" office:value-type="string">
            <text:p text:style-name="P6">Remar<text:span text:style-name="T25">ks</text:span></text:p>
          </table:table-cell>
        </table:table-row>
        <table:table-row>
          <table:table-cell table:style-name="Table1.A2" office:value-type="string">
            <text:p text:style-name="P63">Geo data initialization</text:p>
          </table:table-cell>
          <table:table-cell table:style-name="Table1.A2" office:value-type="string">
            <text:p text:style-name="P5">ARC</text:p>
          </table:table-cell>
          <table:table-cell table:style-name="Table1.C2" office:value-type="string">
            <text:p text:style-name="Table_20_Contents"/>
          </table:table-cell>
        </table:table-row>
        <table:table-row>
          <table:table-cell table:style-name="Table1.A2" office:value-type="string">
            <text:p text:style-name="P63">Current and previous year linkage on facilities and sources.</text:p>
          </table:table-cell>
          <table:table-cell table:style-name="Table1.A2" office:value-type="string">
            <text:p text:style-name="P5">Relais</text:p>
          </table:table-cell>
          <table:table-cell table:style-name="Table1.C2" office:value-type="string">
            <text:p text:style-name="Table_20_Contents"/>
          </table:table-cell>
        </table:table-row>
        <table:table-row>
          <table:table-cell table:style-name="Table1.A2" office:value-type="string">
            <text:p text:style-name="P63">Source file import (different format supported)</text:p>
          </table:table-cell>
          <table:table-cell table:style-name="Table1.A2" office:value-type="string">
            <text:p text:style-name="P7">ARC</text:p>
          </table:table-cell>
          <table:table-cell table:style-name="Table1.C2" office:value-type="string">
            <text:p text:style-name="P63">A format per source.</text:p>
            <text:p text:style-name="P64"><text:span text:style-name="T26">Are Excel files supported ? If not, use R.</text:span></text:p>
          </table:table-cell>
        </table:table-row>
        <table:table-row>
          <table:table-cell table:style-name="Table1.A2" office:value-type="string">
            <text:p text:style-name="P63">Variables handling (creation, deletation, recoding)</text:p>
          </table:table-cell>
          <table:table-cell table:style-name="Table1.A2" office:value-type="string">
            <text:p text:style-name="P9">ARC</text:p>
          </table:table-cell>
          <table:table-cell table:style-name="Table1.C2" office:value-type="string">
            <text:p text:style-name="P65">It includes postal code to city code transcoding, and the specific cases of Paris, Marseille and Lyon.</text:p>
          </table:table-cell>
        </table:table-row>
        <table:table-row>
          <table:table-cell table:style-name="Table1.A2" office:value-type="string">
            <text:p text:style-name="P8">R<text:span text:style-name="T27">earrangement</text:span></text:p>
          </table:table-cell>
          <table:table-cell table:style-name="Table1.A2" office:value-type="string">
            <text:p text:style-name="P8">ARC</text:p>
          </table:table-cell>
          <table:table-cell table:style-name="Table1.C2" office:value-type="string">
            <text:p text:style-name="Table_20_Contents"/>
          </table:table-cell>
        </table:table-row>
        <table:table-row>
          <table:table-cell table:style-name="Table1.A2" office:value-type="string">
            <text:p text:style-name="P66">Observations grouping</text:p>
          </table:table-cell>
          <table:table-cell table:style-name="Table1.A2" office:value-type="string">
            <text:p text:style-name="P10">ARC</text:p>
          </table:table-cell>
          <table:table-cell table:style-name="Table1.C2" office:value-type="string">
            <text:p text:style-name="Table_20_Contents"/>
          </table:table-cell>
        </table:table-row>
        <table:table-row>
          <table:table-cell table:style-name="Table1.A2" office:value-type="string">
            <text:p text:style-name="P67">Conversion from GPS coordinates to Lambert ones.</text:p>
          </table:table-cell>
          <table:table-cell table:style-name="Table1.A2" office:value-type="string">
            <text:p text:style-name="P10">R</text:p>
          </table:table-cell>
          <table:table-cell table:style-name="Table1.C2" office:value-type="string">
            <text:p text:style-name="P67">It will also be study how to do that in ARC.</text:p>
          </table:table-cell>
        </table:table-row>
        <table:table-row>
          <table:table-cell table:style-name="Table1.A2" office:value-type="string">
            <text:p text:style-name="P68">Counts and frequencies</text:p>
          </table:table-cell>
          <table:table-cell table:style-name="Table1.A2" office:value-type="string">
            <text:p text:style-name="P11">R</text:p>
          </table:table-cell>
          <table:table-cell table:style-name="Table1.C2" office:value-type="string">
            <text:p text:style-name="P11"/>
          </table:table-cell>
        </table:table-row>
        <table:table-row>
          <table:table-cell table:style-name="Table1.A2" office:value-type="string">
            <text:p text:style-name="P69">File encoding</text:p>
          </table:table-cell>
          <table:table-cell table:style-name="Table1.A2" office:value-type="string">
            <text:p text:style-name="P12">R</text:p>
          </table:table-cell>
          <table:table-cell table:style-name="Table1.C2" office:value-type="string">
            <text:p text:style-name="P70">Some problematic source file encoding.</text:p>
          </table:table-cell>
        </table:table-row>
        <table:table-row>
          <table:table-cell table:style-name="Table1.A11" office:value-type="string">
            <text:p text:style-name="P12"/>
          </table:table-cell>
          <table:table-cell table:style-name="Table1.A11" office:value-type="string">
            <text:p text:style-name="P12"/>
          </table:table-cell>
          <table:table-cell table:style-name="Table1.C11" office:value-type="string">
            <text:p text:style-name="P12"/>
          </table:table-cell>
        </table:table-row>
        <table:table-row>
          <table:table-cell table:style-name="Table1.A2" office:value-type="string">
            <text:p text:style-name="P71">Loaded data sources management</text:p>
          </table:table-cell>
          <table:table-cell table:style-name="Table1.A2" office:value-type="string">
            <text:p text:style-name="P13">R</text:p>
          </table:table-cell>
          <table:table-cell table:style-name="Table1.C2" office:value-type="string">
            <text:p text:style-name="P72">The birth SAS program to be rewritten in R. The use of ARC here could be analysed.</text:p>
          </table:table-cell>
        </table:table-row>
        <table:table-row>
          <table:table-cell table:style-name="Table1.A2" office:value-type="string">
            <text:p text:style-name="P73">Quality measurement</text:p>
          </table:table-cell>
          <table:table-cell table:style-name="Table1.A2" office:value-type="string">
            <text:p text:style-name="P13">R</text:p>
          </table:table-cell>
          <table:table-cell table:style-name="Table1.C2" office:value-type="string">
            <text:p text:style-name="P13"/>
          </table:table-cell>
        </table:table-row>
        <table:table-row>
          <table:table-cell table:style-name="Table1.A2" office:value-type="string">
            <text:p text:style-name="P73">Fine-grained location</text:p>
          </table:table-cell>
          <table:table-cell table:style-name="Table1.A2" office:value-type="string">
            <text:p text:style-name="P14">R</text:p>
          </table:table-cell>
          <table:table-cell table:style-name="Table1.C2" office:value-type="string">
            <text:p text:style-name="P13"/>
          </table:table-cell>
        </table:table-row>
        <table:table-row>
          <table:table-cell table:style-name="Table1.A2" office:value-type="string">
            <text:p text:style-name="P74">Dissemination</text:p>
          </table:table-cell>
          <table:table-cell table:style-name="Table1.A2" office:value-type="string">
            <text:p text:style-name="P15">R</text:p>
          </table:table-cell>
          <table:table-cell table:style-name="Table1.C2" office:value-type="string">
            <text:p text:style-name="P13"/>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10:45:02.112474072</meta:creation-date>
    <dc:date>2019-11-06T16:25:12.609000000</dc:date>
    <meta:editing-duration>P1DT7H58M33S</meta:editing-duration>
    <meta:editing-cycles>136</meta:editing-cycles>
    <meta:generator>LibreOffice/4.4.5.2$Windows_x86 LibreOffice_project/a22f674fd25a3b6f45bdebf25400ed2adff0ff99</meta:generator>
    <meta:print-date>2019-10-25T11:35:48.055000000</meta:print-date>
    <meta:document-statistic meta:table-count="1" meta:image-count="0" meta:object-count="0" meta:page-count="8" meta:paragraph-count="138" meta:word-count="1165" meta:character-count="7129" meta:non-whitespace-character-count="6068"/>
  </office:meta>
</office:document-meta>
</file>